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1.667cm" fo:min-width="0.3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draw:marker-start-width="0.651cm" draw:marker-end-width="0.651cm" draw:fill-color="#ffffff" draw:textarea-horizontal-align="justify" draw:textarea-vertical-align="middle" draw:auto-grow-height="false" fo:min-height="1.84cm" fo:min-width="4.96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draw:marker-start-width="0.651cm" draw:marker-end-width="0.651cm" draw:fill-color="#ffffff" draw:textarea-horizontal-align="justify" draw:textarea-vertical-align="middle" draw:auto-grow-height="false" fo:min-height="1.298cm" fo:min-width="1.85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088cm" fo:min-width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vertical-align="middle" draw:auto-grow-height="false" fo:min-height="2.198cm" fo:min-width="3.4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vertical-align="middle" draw:auto-grow-height="false" fo:min-height="2.198cm" fo:min-width="2.0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vertical-align="middle" draw:auto-grow-height="false" fo:min-height="2.196cm" fo:min-width="2.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99cm" draw:marker-start-width="0.651cm" draw:marker-end-width="0.651cm" draw:fill-color="#ffffff" draw:textarea-horizontal-align="justify" draw:textarea-vertical-align="middle" draw:auto-grow-height="false" fo:min-height="1.219cm" fo:min-width="1.86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3cm" draw:marker-start-width="0.801cm" draw:marker-end-width="0.801cm" draw:fill-color="#ffffff" draw:textarea-horizontal-align="justify" draw:textarea-vertical-align="middle" draw:auto-grow-height="false" fo:min-height="1.588cm" fo:min-width="4.313cm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vertical-align="middle" draw:auto-grow-height="false" fo:min-height="2.198cm" fo:min-width="1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4.655cm" fo:min-width="0.2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99cm" fo:min-width="3.2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2.111cm" fo:min-width="0.4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293cm" fo:min-width="3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3cm" draw:marker-start-width="0.801cm" draw:marker-end-width="0.801cm" draw:fill-color="#ffffff" draw:textarea-horizontal-align="justify" draw:textarea-vertical-align="middle" draw:auto-grow-height="false" fo:min-height="0.436cm" fo:min-width="2.773cm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199cm" draw:marker-start-width="0.651cm" draw:marker-end-width="0.651cm" draw:fill-color="#ffffff" draw:textarea-horizontal-align="justify" draw:textarea-vertical-align="middle" draw:auto-grow-height="false" fo:min-height="1.561cm" fo:min-width="3.4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99cm" draw:marker-start-width="0.651cm" draw:marker-end-width="0.651cm" draw:fill-color="#ffffff" draw:textarea-horizontal-align="justify" draw:textarea-vertical-align="middle" draw:auto-grow-height="false" fo:min-height="1.958cm" fo:min-width="4.81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3cm" draw:marker-start-width="0.801cm" draw:marker-end-width="0.801cm" draw:fill-color="#ffffff" draw:textarea-horizontal-align="justify" draw:textarea-vertical-align="middle" draw:auto-grow-height="false" fo:min-height="1.27cm" fo:min-width="2.078cm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199cm" draw:marker-start-width="0.651cm" draw:marker-end-width="0.651cm" draw:fill-color="#ffffff" draw:textarea-horizontal-align="justify" draw:textarea-vertical-align="middle" draw:auto-grow-height="false" fo:min-height="1.76cm" fo:min-width="4.61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vertical-align="middle" draw:auto-grow-height="false" fo:min-height="2.196cm" fo:min-width="2.0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3.173cm" fo:min-width="0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3cm" draw:marker-start-width="0.801cm" draw:marker-end-width="0.801cm" draw:fill-color="#ffffff" draw:textarea-horizontal-align="justify" draw:textarea-vertical-align="middle" draw:auto-grow-height="false" fo:min-height="1.441cm" fo:min-width="4.023cm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2.686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582cm" fo:min-width="1.7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2.757cm" fo:min-width="0.4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346cm" fo:min-width="3.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1.76cm" fo:min-width="0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Фигура2" draw:style-name="gr1" svg:width="0.636cm" svg:height="1.906cm" svg:x="6.167cm" svg:y="1.8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name="Фигура3" draw:style-name="gr2" draw:text-style-name="P1" svg:width="5.16cm" svg:height="2.038cm" svg:x="3.997cm" svg:y="3.955cm"><text:p/><draw:enhanced-geometry svg:viewBox="0 0 21600 21600" draw:type="rectangle" draw:enhanced-path="M 0 0 L 21600 0 21600 21600 0 21600 0 0 Z N"/></draw:custom-shape><draw:custom-shape text:anchor-type="paragraph" draw:z-index="2" draw:name="Фигура4" draw:style-name="gr3" draw:text-style-name="P1" svg:width="3.705cm" svg:height="2.594cm" svg:x="4.791cm" svg:y="7.36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Фигура5" draw:style-name="gr4" svg:width="0.398cm" svg:height="1.244cm" svg:x="6.431cm" svg:y="5.9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Фигура6" draw:style-name="gr5" draw:text-style-name="P2" svg:width="3.414cm" svg:height="2.197cm" svg:x="7.278cm" svg:y="7.765cm"><text:p/><draw:enhanced-geometry svg:viewBox="0 0 21600 21600" draw:text-areas="0 0 21600 21600" draw:type="circular-arrow" draw:modifiers="-123.289131780628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5" draw:name="Фигура6" draw:style-name="gr6" draw:text-style-name="P2" svg:width="2.065cm" svg:height="2.197cm" svg:x="12.755cm" svg:y="11.045cm"><text:p/><draw:enhanced-geometry svg:viewBox="0 0 21600 21600" draw:text-areas="0 0 21600 21600" draw:type="circular-arrow" draw:modifiers="-149.96843859966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6" draw:name="Фигура6" draw:style-name="gr7" draw:text-style-name="P2" svg:width="2.17cm" svg:height="2.197cm" svg:x="3.071cm" svg:y="7.765cm"><text:p/><draw:enhanced-geometry svg:viewBox="0 0 21600 21600" draw:text-areas="0 0 21600 21600" draw:mirror-horizontal="true" draw:type="circular-arrow" draw:modifiers="-149.96843859966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7" draw:name="Фигура7" draw:style-name="gr8" draw:text-style-name="P1" svg:width="4.128cm" svg:height="2.832cm" svg:x="9.103cm" svg:y="9.35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Фигура8" draw:style-name="gr9" draw:text-style-name="P1" svg:width="4.313cm" svg:height="1.588cm" svg:x="2.171cm" svg:y="10.384cm"><text:p/><draw:enhanced-geometry svg:viewBox="0 0 21600 21600" draw:type="rectangle" draw:enhanced-path="M 0 0 L 21600 0 21600 21600 0 21600 0 0 Z N"/></draw:custom-shape><draw:custom-shape text:anchor-type="paragraph" draw:z-index="9" draw:name="Фигура6" draw:style-name="gr10" draw:text-style-name="P2" svg:width="1.959cm" svg:height="2.197cm" svg:x="7.701cm" svg:y="11.098cm"><text:p/><draw:enhanced-geometry svg:viewBox="0 0 21600 21600" draw:text-areas="0 0 21600 21600" draw:mirror-horizontal="true" draw:type="circular-arrow" draw:modifiers="-149.96843859966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0" draw:name="Фигура9" draw:style-name="gr11" svg:width="0.451cm" svg:height="5.319cm" svg:x="4.235cm" svg:y="12.4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Фигура10" draw:style-name="gr12" svg:width="3.678cm" svg:height="0.795cm" svg:x="0.557cm" svg:y="17.2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Фигура11" draw:style-name="gr13" svg:width="0.927cm" svg:height="13.838cm" svg:x="0.61cm" svg:y="3.16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Фигура12" draw:style-name="gr14" svg:width="4.525cm" svg:height="0.583cm" svg:x="1.722cm" svg:y="2.9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Фигура1" draw:style-name="gr15" draw:text-style-name="P1" svg:width="4.34cm" svg:height="1.033cm" svg:x="4.394cm" svg:y="0.4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Фигура13" draw:style-name="gr16" draw:text-style-name="P1" svg:width="3.44cm" svg:height="1.562cm" svg:x="6.219cm" svg:y="13.294cm"><text:p/><draw:enhanced-geometry svg:viewBox="0 0 21600 21600" draw:type="rectangle" draw:enhanced-path="M 0 0 L 21600 0 21600 21600 0 21600 0 0 Z N"/></draw:custom-shape><draw:custom-shape text:anchor-type="paragraph" draw:z-index="16" draw:name="Фигура14" draw:style-name="gr17" draw:text-style-name="P1" svg:width="4.816cm" svg:height="1.959cm" svg:x="14.185cm" svg:y="16.734cm"><text:p/><draw:enhanced-geometry svg:viewBox="0 0 21600 21600" draw:type="rectangle" draw:enhanced-path="M 0 0 L 21600 0 21600 21600 0 21600 0 0 Z N"/></draw:custom-shape><draw:custom-shape text:anchor-type="paragraph" draw:z-index="17" draw:name="Фигура15" draw:style-name="gr18" draw:text-style-name="P1" svg:width="4.155cm" svg:height="2.541cm" svg:x="12.384cm" svg:y="12.84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8" draw:name="Фигура14" draw:style-name="gr19" draw:text-style-name="P1" svg:width="4.816cm" svg:height="1.959cm" svg:x="8.841cm" svg:y="16.681cm"><text:p/><draw:enhanced-geometry svg:viewBox="0 0 21600 21600" draw:type="rectangle" draw:enhanced-path="M 0 0 L 21600 0 21600 21600 0 21600 0 0 Z N"/></draw:custom-shape><draw:custom-shape text:anchor-type="paragraph" draw:z-index="19" draw:name="Фигура6" draw:style-name="gr6" draw:text-style-name="P2" svg:width="2.065cm" svg:height="2.197cm" svg:x="16.009cm" svg:y="14.115cm"><text:p/><draw:enhanced-geometry svg:viewBox="0 0 21600 21600" draw:text-areas="0 0 21600 21600" draw:type="circular-arrow" draw:modifiers="-149.96843859966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0" draw:name="Фигура6" draw:style-name="gr20" draw:text-style-name="P2" svg:width="2.063cm" svg:height="2.197cm" svg:x="10.848cm" svg:y="14.485cm"><text:p/><draw:enhanced-geometry svg:viewBox="0 0 21600 21600" draw:text-areas="0 0 21600 21600" draw:mirror-horizontal="true" draw:type="circular-arrow" draw:modifiers="-149.96843859966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1" draw:name="Фигура9" draw:style-name="gr11" svg:width="0.451cm" svg:height="5.319cm" svg:x="4.235cm" svg:y="12.4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Фигура9" draw:style-name="gr11" svg:width="0.451cm" svg:height="5.319cm" svg:x="4.235cm" svg:y="12.4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Фигура16" draw:style-name="gr21" svg:width="0.662cm" svg:height="3.626cm" svg:x="16.591cm" svg:y="18.8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Фигура17" draw:style-name="gr22" draw:text-style-name="P1" svg:width="5.689cm" svg:height="2.038cm" svg:x="13.31cm" svg:y="22.661cm"><text:p>Конец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Фигура18" draw:style-name="gr23" svg:width="0.345cm" svg:height="3.07cm" svg:x="7.463cm" svg:y="14.8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Фигура19" draw:style-name="gr24" svg:width="1.985cm" svg:height="1.165cm" svg:x="5.055cm" svg:y="16.8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7" draw:name="Фигура20" draw:style-name="gr25" svg:width="0.9cm" svg:height="3.149cm" svg:x="7.278cm" svg:y="18.42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Фигура21" draw:style-name="gr26" svg:width="3.599cm" svg:height="0.689cm" svg:x="8.177cm" svg:y="21.0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name="Фигура22" draw:style-name="gr27" svg:width="0.795cm" svg:height="2.012cm" svg:x="10.823cm" svg:y="19.0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0" draw:name="Фигура23" draw:style-name="gr28" draw:text-style-name="P3" svg:width="2.858cm" svg:height="0.9cm" svg:x="5.426cm" svg:y="0.78cm"><draw:text-box><text:p>Начало</text:p></draw:text-box></draw:frame><draw:frame text:anchor-type="paragraph" draw:z-index="31" draw:name="Фигура24" draw:style-name="gr29" draw:text-style-name="P3" svg:width="3.837cm" svg:height="0.927cm" svg:x="4.791cm" svg:y="4.563cm"><draw:text-box><text:p>Ввод 6 чисел</text:p></draw:text-box></draw:frame><draw:frame text:anchor-type="paragraph" draw:z-index="32" draw:name="Фигура25" draw:style-name="gr30" draw:text-style-name="P3" svg:width="2.144cm" svg:height="0.847cm" svg:x="5.532cm" svg:y="8.373cm"><draw:text-box><text:p>От 1 до 10</text:p></draw:text-box></draw:frame><draw:frame text:anchor-type="paragraph" draw:z-index="33" draw:name="Фигура26" draw:style-name="gr31" draw:text-style-name="P3" svg:width="3.414cm" svg:height="0.609cm" svg:x="2.568cm" svg:y="10.913cm"><draw:text-box><text:p>ошибка</text:p></draw:text-box></draw:frame><draw:frame text:anchor-type="paragraph" draw:z-index="34" draw:name="Фигура27" draw:style-name="gr32" draw:text-style-name="P3" svg:width="2.117cm" svg:height="1.112cm" svg:x="2.939cm" svg:y="6.257cm"><draw:text-box><text:p>нет</text:p></draw:text-box></draw:frame><draw:frame text:anchor-type="paragraph" draw:z-index="35" draw:name="Фигура28" draw:style-name="gr33" draw:text-style-name="P3" svg:width="1.509cm" svg:height="0.583cm" svg:x="8.786cm" svg:y="6.362cm"><draw:text-box><text:p>да</text:p></draw:text-box></draw:frame><draw:frame text:anchor-type="paragraph" draw:z-index="36" draw:name="Фигура28" draw:style-name="gr33" draw:text-style-name="P3" svg:width="1.509cm" svg:height="0.583cm" svg:x="13.787cm" svg:y="10.04cm"><draw:text-box><text:p>да</text:p></draw:text-box></draw:frame><draw:frame text:anchor-type="paragraph" draw:z-index="37" draw:name="Фигура28" draw:style-name="gr33" draw:text-style-name="P3" svg:width="1.509cm" svg:height="0.583cm" svg:x="11.194cm" svg:y="13.665cm"><draw:text-box><text:p>да</text:p></draw:text-box></draw:frame><draw:frame text:anchor-type="paragraph" draw:z-index="38" draw:name="Фигура27" draw:style-name="gr32" draw:text-style-name="P3" svg:width="2.117cm" svg:height="1.112cm" svg:x="7.939cm" svg:y="10.252cm"><draw:text-box><text:p>нет</text:p></draw:text-box></draw:frame><draw:frame text:anchor-type="paragraph" draw:z-index="39" draw:name="Фигура27" draw:style-name="gr32" draw:text-style-name="P3" svg:width="2.117cm" svg:height="1.112cm" svg:x="16.803cm" svg:y="13.374cm"><draw:text-box><text:p>нет</text:p></draw:text-box></draw:frame><draw:frame text:anchor-type="paragraph" draw:z-index="40" draw:name="Фигура26" draw:style-name="gr31" draw:text-style-name="P3" svg:width="3.414cm" svg:height="0.609cm" svg:x="6.749cm" svg:y="13.824cm"><draw:text-box><text:p>ошибка</text:p></draw:text-box></draw:frame><draw:frame text:anchor-type="paragraph" draw:z-index="41" draw:name="Фигура26" draw:style-name="gr31" draw:text-style-name="P3" svg:width="3.414cm" svg:height="0.609cm" svg:x="9.844cm" svg:y="17.501cm"><draw:text-box><text:p>ошибка</text:p></draw:text-box></draw:frame><draw:frame text:anchor-type="paragraph" draw:z-index="42" draw:name="Фигура29" draw:style-name="gr34" draw:text-style-name="P3" svg:width="0.027cm" svg:height="0.53cm" svg:x="14.871cm" svg:y="6.812cm"><draw:text-box><text:p/></draw:text-box></draw:frame><draw:frame text:anchor-type="paragraph" draw:z-index="43" draw:name="Фигура30" draw:style-name="gr35" draw:text-style-name="P3" svg:width="2.594cm" svg:height="1.562cm" svg:x="10.162cm" svg:y="10.172cm"><draw:text-box><text:p>Встреча дубликатов</text:p></draw:text-box></draw:frame><draw:frame text:anchor-type="paragraph" draw:z-index="44" draw:name="Фигура31" draw:style-name="gr36" draw:text-style-name="P3" svg:width="3.678cm" svg:height="1.747cm" svg:x="12.702cm" svg:y="13.877cm"><draw:text-box><text:p>Совпали с выводом</text:p></draw:text-box></draw:frame><draw:frame text:anchor-type="paragraph" draw:z-index="45" draw:name="Фигура32" draw:style-name="gr37" draw:text-style-name="P3" svg:width="4.34cm" svg:height="1.191cm" svg:x="14.66cm" svg:y="17.157cm"><draw:text-box><text:p>Получение выйгриша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9S</meta:editing-duration>
    <meta:editing-cycles>3</meta:editing-cycles>
    <meta:generator>LibreOffice/5.3.2.2$Windows_x86 LibreOffice_project/6cd4f1ef626f15116896b1d8e1398b56da0d0ee1</meta:generator>
    <dc:date>2023-10-30T13:11:10.689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